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P12" style:family="paragraph" style:parent-style-name="Heading_20_3">
      <style:paragraph-properties fo:margin-top="0.496cm" fo:margin-bottom="0.496cm"/>
    </style:style>
    <style:style style:name="T1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font-style="italic" style:font-style-asian="italic" style:font-style-complex="italic" fo:language="none" fo:language-asian="none" fo:language-complex="none"/>
    </style:style>
    <style:style style:name="T15_3" style:family="text"/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font-style="italic" style:font-style-asian="italic" style:font-style-complex="italic" fo:language="none" fo:language-asian="none" fo:language-complex="none"/>
    </style:style>
    <style:style style:name="T19_3" style:family="text"/>
    <style:style style:name="T19_4" style:family="text">
      <style:text-properties fo:font-style="italic" style:font-style-asian="italic" style:font-style-complex="italic" fo:language="none" fo:language-asian="none" fo:language-complex="none"/>
    </style:style>
    <style:style style:name="T19_5" style:family="text"/>
    <style:style style:name="T19_6" style:family="text">
      <style:text-properties fo:font-style="italic" style:font-style-asian="italic" style:font-style-complex="italic" fo:language="none" fo:language-asian="none" fo:language-complex="none"/>
    </style:style>
    <style:style style:name="T19_7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Heading_20_2">
      <style:paragraph-properties fo:margin-top="0.527cm" fo:margin-bottom="0.527cm"/>
    </style:style>
    <style:style style:name="T21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 fo:margin-bottom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</office:automatic-styles>
  <office:body>
    <office:text>
      <text:h text:style-name="P1" text:outline-level="1"><text:span text:style-name="T1_1">The<text:s/>Waiting<text:s/>Game:<text:s/>The<text:s/>Mempool<text:s/>and<text:s/>Transaction<text:s/>Fee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3-19<text:s/>18:58:18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Have<text:s/>you<text:s/>ever<text:s/>sent<text:s/>a<text:s/>Bitcoin<text:s/>transaction,<text:s/>only<text:s/>to<text:s/>panic<text:s/>and<text:s/>realize<text:s/>the<text:s/>money<text:s/>hasn't<text:s/>shown<text:s/>up<text:s/>in<text:s/>the<text:s/>receiver's<text:s/>wallet?<text:s/>Maybe<text:s/>you<text:s/>were<text:s/>sending<text:s/>from<text:s/>a<text:s/>mobile<text:s/>phone<text:s/>wallet<text:s/>to<text:s/>a<text:s/>hardware<text:s/>wallet<text:s/>or<text:s/>exchange,<text:s/>and<text:s/>became<text:s/>afraid<text:s/>that<text:s/>your<text:s/>money<text:s/>was<text:s/>lost!<text:s/>Don't<text:s/>fret,<text:s/>you<text:s/>didn't<text:s/>lose<text:s/>any<text:s/>money<text:s/>at<text:s/>all.<text:s/>Your<text:s/>transaction<text:s/>is<text:s/>simply<text:s/>stuck<text:s/>somewhere<text:s/>called<text:s/>the<text:s/></text:span><text:span text:style-name="T7_2">mempool</text:span><text:span text:style-name="T7_3">,<text:s/>waiting<text:s/>for<text:s/>the<text:s/>confirmation.<text:s/>Let's<text:s/>discuss<text:s/>what<text:s/>the<text:s/>mempool<text:s/>is,<text:s/>and<text:s/>how<text:s/>protocol<text:s/>rules<text:s/>effect<text:s/>transaction<text:s/>fees<text:s/>and<text:s/>confirmation<text:s/>times.</text:span></text:p>
      <text:h text:style-name="P8" text:outline-level="2"><text:span text:style-name="T8_1">The<text:s/>Life<text:s/>of<text:s/>a<text:s/>Transaction</text:span></text:h>
      <text:h text:style-name="P9" text:outline-level="3"><text:span text:style-name="T9_1">How<text:s/>do<text:s/>Transactions<text:s/>Get<text:s/>Processed?</text:span></text:h>
      <text:p text:style-name="P10"><text:span text:style-name="T10_1">In<text:s/>order<text:s/>to<text:s/>understand<text:s/>some<text:s/>of<text:s/>the<text:s/>issues<text:s/>surrounding<text:s/>transactions,<text:s/>let's<text:s/>first<text:s/>understand<text:s/>how<text:s/>they<text:s/>are<text:s/>actually<text:s/>processed.<text:s/>When<text:s/>you<text:s/>use<text:s/>your<text:s/>cryptocurrency<text:s/>wallet<text:s/>to<text:s/>create<text:s/>a<text:s/>transaction<text:s/>(send<text:s/>money<text:s/>to<text:s/>another<text:s/>wallet),<text:s/>your<text:s/>wallet<text:s/></text:span><text:span text:style-name="T10_2">signs<text:s/></text:span><text:span text:style-name="T10_3">and<text:s/></text:span><text:span text:style-name="T10_4">broadcasts<text:s/></text:span><text:span text:style-name="T10_5">that<text:s/>transaction<text:s/>out<text:s/>to<text:s/>the<text:s/>network.<text:s/></text:span></text:p>
      <text:p text:style-name="P11"><text:span text:style-name="T11_1">Your<text:s/>transaction<text:s/>is<text:s/>flooded<text:s/>out<text:s/>to<text:s/>all<text:s/>of<text:s/>the<text:s/>nodes<text:s/>(including<text:s/>miners)<text:s/>on<text:s/>that<text:s/>network.<text:s/>But<text:s/>they<text:s/>don't<text:s/>immediately<text:s/>accept<text:s/>the<text:s/>transaction<text:s/>as<text:s/>valid,<text:s/>it<text:s/>must<text:s/>first<text:s/>be<text:s/>included<text:s/>in<text:s/>a<text:s/></text:span><text:span text:style-name="T11_2">block</text:span><text:span text:style-name="T11_3"><text:s/>produced<text:s/>by<text:s/>a<text:s/>miner.<text:s/>You<text:s/>can<text:s/>think<text:s/>of<text:s/>a<text:s/>block<text:s/>as<text:s/>a<text:s/>"batch<text:s/>processing"<text:s/>of<text:s/>transactions.<text:s/>So,<text:s/>when<text:s/>a<text:s/>transaction<text:s/>is<text:s/>waiting<text:s/>to<text:s/>be<text:s/>included<text:s/>in<text:s/>the<text:s/>block,<text:s/>it<text:s/>is<text:s/>included<text:s/>in<text:s/>a<text:s/>data<text:s/>structure<text:s/>called<text:s/>the<text:s/></text:span><text:span text:style-name="T11_4">mempool</text:span><text:span text:style-name="T11_5">.<text:s/>Each<text:s/>node<text:s/>constructs<text:s/>its<text:s/>own<text:s/>mempool<text:s/>based<text:s/>on<text:s/>the<text:s/>transactions<text:s/>it<text:s/>receives<text:s/>from<text:s/>other<text:s/>nodes,<text:s/>but<text:s/>for<text:s/>the<text:s/>most<text:s/>part<text:s/>each<text:s/>nodes<text:s/>mempool<text:s/>will<text:s/>have<text:s/>roughly<text:s/>the<text:s/>same<text:s/>set<text:s/>of<text:s/>unconfirmed<text:s/>transfers.<text:s/></text:span></text:p>
      <text:h text:style-name="P12" text:outline-level="3"><text:span text:style-name="T12_1">The<text:s/>Mempool<text:s/>and<text:s/>Block<text:s/>Construction</text:span></text:h>
      <text:p text:style-name="P13"><text:span text:style-name="T13_1">From<text:s/>this<text:s/>mempool,<text:s/>mining<text:s/>nodes<text:s/>put<text:s/>together<text:s/>a<text:s/>potential<text:s/>block<text:s/>of<text:s/>"batch<text:s/>processed"<text:s/>transactions<text:s/>while<text:s/>they<text:s/>work<text:s/>on<text:s/>the<text:s/>network's<text:s/></text:span><text:span text:style-name="T13_2">proof-of-work</text:span><text:span text:style-name="T13_3"><text:s/>problem<text:s/>that<text:s/>will<text:s/>finalize<text:s/>the<text:s/>block.<text:s/>The<text:s/>miner<text:s/>that<text:s/>solves<text:s/>this<text:s/>problem<text:s/>gets<text:s/>rewarded<text:s/>with<text:s/>new<text:s/>coins,<text:s/>as<text:s/>well<text:s/>as<text:s/>all<text:s/>the<text:s/>transaction<text:s/>fees<text:s/>from<text:s/>this<text:s/>block.</text:span></text:p>
      <text:p text:style-name="P14"><text:span text:style-name="T14_1">But<text:s/>before<text:s/>we<text:s/>can<text:s/>understand<text:s/>fees,<text:s/>we<text:s/>need<text:s/>to<text:s/>understand<text:s/>the<text:s/>constraints<text:s/>networks<text:s/>put<text:s/>on<text:s/>the<text:s/>processing<text:s/>of<text:s/>new<text:s/>blocks.<text:s/>First,<text:s/>blocks<text:s/>often<text:s/>have<text:s/></text:span><text:span text:style-name="T14_2">size<text:s/>limits</text:span><text:span text:style-name="T14_3">.<text:s/>Bitcoin<text:s/>limits<text:s/>the<text:s/>size<text:s/>of<text:s/>a<text:s/>block<text:s/>to<text:s/>4<text:s/></text:span><text:span text:style-name="T14_4">weight<text:s/>units</text:span><text:span text:style-name="T14_5">,<text:s/>a<text:s/>special<text:s/>calculation<text:s/>based<text:s/>on<text:s/>segregated<text:s/>witness<text:s/>rules.<text:s/>Historically,<text:s/>this<text:s/>limit<text:s/>was<text:s/>1<text:s/>megabyte,<text:s/>referring<text:s/>to<text:s/>the<text:s/>actual<text:s/>size<text:s/>of<text:s/>the<text:s/>transaction<text:s/>data.<text:s/>Many<text:s/>still<text:s/>(somewhat<text:s/>erroneously)<text:s/>refer<text:s/>to<text:s/>Bitcoin's<text:s/>block<text:s/>size<text:s/>limit<text:s/>this<text:s/>way.</text:span></text:p>
      <text:p text:style-name="P15"><text:span text:style-name="T15_1">There's<text:s/>also<text:s/>a<text:s/>rough<text:s/></text:span><text:span text:style-name="T15_2">block<text:s/>time</text:span><text:span text:style-name="T15_3">.<text:s/>Bitcoin's<text:s/>proof-of-work<text:s/>problem<text:s/>is<text:s/>adjusted<text:s/>so<text:s/>that<text:s/>new<text:s/>blocks<text:s/>are<text:s/>processed<text:s/>roughly<text:s/>every<text:s/>10<text:s/>minutes.<text:s/>Most<text:s/>Bitcoin<text:s/>forks<text:s/>such<text:s/>as<text:s/>Bitcoin<text:s/>Cash<text:s/>and<text:s/>Bitcoin<text:s/>SV<text:s/>follow<text:s/>this<text:s/>same<text:s/>time<text:s/>constraint.</text:span></text:p>
      <text:h text:style-name="P16" text:outline-level="3"><text:span text:style-name="T16_1">Constraints'<text:s/>Effect<text:s/>on<text:s/>Fees</text:span></text:h>
      <text:p text:style-name="P17"><text:span text:style-name="T17_1">Now<text:s/>that<text:s/>we<text:s/>understand<text:s/>the<text:s/>limits<text:s/>on<text:s/>transaction<text:s/>processing,<text:s/>it's<text:s/>fairly<text:s/>intuitive<text:s/>to<text:s/>understand<text:s/>the<text:s/></text:span><text:span text:style-name="T17_2">fee<text:s/>market<text:s/></text:span><text:span text:style-name="T17_3">that<text:s/>emerges.<text:s/>On<text:s/>some<text:s/>networks<text:s/>like<text:s/>Bitcoin,<text:s/>there<text:s/>are<text:s/>more<text:s/>transactions<text:s/>in<text:s/>the<text:s/>mempool<text:s/>than<text:s/>can<text:s/>be<text:s/>processed<text:s/>in<text:s/>one<text:s/>block!<text:s/>That<text:s/>means<text:s/>we<text:s/>have<text:s/>a<text:s/>supply<text:s/>and<text:s/>demand<text:s/>problem!</text:span></text:p>
      <text:p text:style-name="P18"><text:span text:style-name="T18_1">If<text:s/>there<text:s/>is<text:s/>more<text:s/>transactions<text:s/>than<text:s/>can<text:s/>be<text:s/>processed<text:s/>in<text:s/>one<text:s/>block,<text:s/>miners<text:s/>will<text:s/>construct<text:s/>a<text:s/>block<text:s/>with<text:s/>the<text:s/></text:span><text:span text:style-name="T18_2">highest<text:s/>fee<text:s/></text:span><text:span text:style-name="T18_3">transactions<text:s/>-<text:s/>since<text:s/>that<text:s/>means<text:s/>they<text:s/>get<text:s/>the<text:s/>highest<text:s/>reward.<text:s/>Therefore,<text:s/>the<text:s/>more<text:s/>transactions<text:s/>are<text:s/>waiting<text:s/>in<text:s/>the<text:s/>mempool<text:s/>(a<text:s/>backlog),<text:s/>the<text:s/>higher<text:s/>fees<text:s/>will<text:s/>be<text:s/>on<text:s/>the<text:s/>network<text:s/>on<text:s/>average.<text:s/>Most<text:s/>user's<text:s/>don't<text:s/>want<text:s/>to<text:s/>wait,<text:s/>so<text:s/>they<text:s/>will<text:s/>pay<text:s/>a<text:s/>higher<text:s/>fee<text:s/>to<text:s/>have<text:s/>their<text:s/>transaction<text:s/>processed<text:s/>quickly.</text:span></text:p>
      <text:p text:style-name="P19"><text:span text:style-name="T19_1">Now,<text:s/>this<text:s/>is<text:s/>not<text:s/>the<text:s/>case<text:s/>for<text:s/>every<text:s/>network.<text:s/>There<text:s/>are<text:s/>ways<text:s/>to<text:s/>adjust<text:s/>these<text:s/>constraints<text:s/>so<text:s/>the<text:s/>mempool<text:s/>is<text:s/></text:span><text:span text:style-name="T19_2">usually</text:span><text:span text:style-name="T19_3"><text:s/>cleared<text:s/>with<text:s/>every<text:s/>block.<text:s/>Some<text:s/>networks,<text:s/>such<text:s/>as<text:s/>Litecoin,<text:s/>use<text:s/>a<text:s/>faster<text:s/></text:span><text:span text:style-name="T19_4">block<text:s/>time.</text:span><text:span text:style-name="T19_5"><text:s/>LTC<text:s/>processes<text:s/>blocks<text:s/>roughly<text:s/>every<text:s/>2.5<text:s/>minutes.<text:s/>Since<text:s/>blocks<text:s/>are<text:s/>processed<text:s/>faster,<text:s/>the<text:s/>mempool<text:s/>clears<text:s/>out<text:s/>faster.<text:s/>Some<text:s/>other<text:s/>networks,<text:s/>such<text:s/>as<text:s/>Bitcoin<text:s/>Cash,<text:s/>have<text:s/>a<text:s/>higher<text:s/></text:span><text:span text:style-name="T19_6">block<text:s/>size<text:s/></text:span><text:span text:style-name="T19_7">limit.<text:s/>BCH<text:s/>will<text:s/>process<text:s/>blocks<text:s/>much<text:s/>larger<text:s/>than<text:s/>1MB,<text:s/>meaning<text:s/>that<text:s/>the<text:s/>mempool<text:s/>is<text:s/>always<text:s/>cleared<text:s/>out<text:s/>every<text:s/>10<text:s/>minutes.<text:s/></text:span></text:p>
      <text:p text:style-name="P20"><text:span text:style-name="T20_1">With<text:s/>these<text:s/>adjustments,<text:s/>networks<text:s/>aim<text:s/>to<text:s/>keep<text:s/>fees<text:s/>very<text:s/>low<text:s/>with<text:s/>some<text:s/>tradeoffs.<text:s/>Some<text:s/>Bitcoin<text:s/>experts<text:s/>claim<text:s/>that<text:s/>these<text:s/>limits<text:s/>prevent<text:s/>centralization<text:s/>and<text:s/>keep<text:s/>full<text:s/>nodes<text:s/>affordable,<text:s/>while<text:s/>others<text:s/>(including<text:s/>myself)<text:s/>disagree<text:s/>with<text:s/>this<text:s/>premise.<text:s/>As<text:s/>well,<text:s/>faster<text:s/>block<text:s/>times<text:s/>can<text:s/>cause<text:s/>problems<text:s/>with<text:s/>"orphaned<text:s/>blocks",<text:s/>blocks<text:s/>that<text:s/>are<text:s/>valid<text:s/>but<text:s/>are<text:s/>not<text:s/>included<text:s/>in<text:s/>the<text:s/>chain<text:s/>due<text:s/>to<text:s/>network<text:s/>lag<text:s/>(another<text:s/>miner<text:s/>solves<text:s/>the<text:s/>same<text:s/>block,<text:s/>which<text:s/>gets<text:s/>accepted<text:s/>first<text:s/>and<text:s/>propagated<text:s/>in<text:s/>a<text:s/>"race"<text:s/>scenario).</text:span></text:p>
      <text:h text:style-name="P21" text:outline-level="2"><text:span text:style-name="T21_1">Transaction<text:s/>Troubles?<text:s/>Don't<text:s/>Worry!</text:span></text:h>
      <text:p text:style-name="P22"><text:span text:style-name="T22_1">Now<text:s/>that<text:s/>we<text:s/>understand<text:s/>the<text:s/>mempool<text:s/>and<text:s/>transaction<text:s/>fees,<text:s/>you<text:s/>can<text:s/>see<text:s/>that<text:s/>a<text:s/>long-outstanding<text:s/>transaction<text:s/>does<text:s/></text:span><text:span text:style-name="T22_2">not</text:span><text:span text:style-name="T22_3"><text:s/>mean<text:s/>you<text:s/>lost<text:s/>funds!<text:s/>It<text:s/>simply<text:s/>means<text:s/>your<text:s/>fee<text:s/>was<text:s/>too<text:s/>low<text:s/>for<text:s/>a<text:s/>clogged-up<text:s/>network.<text:s/>You<text:s/>will<text:s/>have<text:s/>to<text:s/>wait,<text:s/>but<text:s/>your<text:s/>money<text:s/>is<text:s/>not<text:s/>lost.<text:s/>If<text:s/>it<text:s/>takes<text:s/>a<text:s/>very<text:s/>long<text:s/>time<text:s/>for<text:s/>the<text:s/>network<text:s/>to<text:s/>clear,<text:s/>your<text:s/>transaction<text:s/>may<text:s/>be<text:s/>dropped<text:s/>from<text:s/>the<text:s/>mempool<text:s/>entirely.<text:s/>In<text:s/>that<text:s/>case,<text:s/>your<text:s/>funds<text:s/>are<text:s/>safely<text:s/>back<text:s/>in<text:s/>your<text:s/>wallet.<text:s/>Alternatively,<text:s/>some<text:s/>Bitcoin<text:s/>wallets<text:s/>also<text:s/>allow<text:s/>something<text:s/>called<text:s/>"Replace<text:s/>by<text:s/>Fee",<text:s/>where<text:s/>you<text:s/>can<text:s/>rebroadcast<text:s/>a<text:s/>transaction<text:s/>with<text:s/>a<text:s/>higher<text:s/>fee<text:s/>to<text:s/>help<text:s/>speed<text:s/>things<text:s/>up.<text:s/>And<text:s/>finally,<text:s/>if<text:s/>you<text:s/>want<text:s/>fast<text:s/>transactions<text:s/>and<text:s/>low<text:s/>fees<text:s/>all<text:s/>the<text:s/>time,<text:s/>another<text:s/>cryptocurrency<text:s/>may<text:s/>fit<text:s/>your<text:s/>use<text:s/>cases<text:s/>better.<text:s/>Bitcoin<text:s/>Cash,<text:s/>Litecoin,<text:s/>and<text:s/>DigiByte<text:s/>are<text:s/>some<text:s/>currencies<text:s/>that<text:s/>I<text:s/>use<text:s/>for<text:s/>fast,<text:s/>low<text:s/>fees<text:s/>transfers.<text:s/>It's<text:s/>up<text:s/>to<text:s/>you<text:s/>and<text:s/>your<text:s/>needs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The Waiting Game: The Mempool and Transaction Fee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